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ta Communication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tributed data processing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erforma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put</text:p>
          </table:table-cell>
          <table:table-cell office:value-type="float" office:value="5">
            <text:p>5</text:p>
          </table:table-cell>
          <table:table-cell office:value-type="string">
            <text:p>x3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eavily used configuration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Output</text:p>
          </table:table-cell>
          <table:table-cell office:value-type="float" office:value="8">
            <text:p>8</text:p>
          </table:table-cell>
          <table:table-cell office:value-type="string">
            <text:p>x4</text:p>
          </table:table-cell>
          <table:table-cell office:value-type="string">
            <text:p>=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ransaction rat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Query</text:p>
          </table:table-cell>
          <table:table-cell office:value-type="float" office:value="6">
            <text:p>6</text:p>
          </table:table-cell>
          <table:table-cell office:value-type="string">
            <text:p>x3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nline data entry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nd user efficiency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t</text:p>
          </table:table-cell>
          <table:table-cell table:formula="of:=SUM([.J4:.J6])" office:value-type="float" office:value="65">
            <text:p>6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nline updat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omplex processing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usability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Installation eas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Operational ease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ultiple site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acilitate chang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Fi</text:p>
          </table:table-cell>
          <table:table-cell table:formula="of:=SUM([.C2:.C15])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Java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FP=ct*(0,65+0,01xFi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Fp=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LOC=48x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LOC=25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LOC=2,544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17.05.2014</text:date>, <text:time>19:2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Then</meta:initial-creator>
    <meta:creation-date>2014-05-17T19:17:24.53</meta:creation-date>
    <dc:date>2014-05-17T19:26:11.65</dc:date>
    <dc:creator>Florian Then</dc:creator>
    <meta:editing-duration>PT8M47S</meta:editing-duration>
    <meta:editing-cycles>1</meta:editing-cycles>
    <meta:document-statistic meta:table-count="3" meta:cell-count="68" meta:object-count="0"/>
    <meta:generator>OpenOffice/4.0.1$Win32 OpenOffice.org_project/401m5$Build-9714</meta:generator>
  </office:meta>
</office:document-meta>
</file>